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fo:borde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color="#000000" draw:fill="none" draw:fill-color="#ffffff" fo:min-height="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6.919cm" style:use-optimal-column-width="false"/>
    </style:style>
    <style:style style:name="co2" style:family="table-column">
      <style:table-column-properties style:column-width="3.5cm" style:use-optimal-column-width="false"/>
    </style:style>
    <style:style style:name="co3" style:family="table-column">
      <style:table-column-properties style:column-width="3.499cm" style:use-optimal-column-width="false"/>
    </style:style>
    <style:style style:name="co4" style:family="table-column">
      <style:table-column-properties style:column-width="6.973cm" style:use-optimal-column-width="false"/>
    </style:style>
    <style:style style:name="co5" style:family="table-column">
      <style:table-column-properties style:column-width="13.02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45cm"/>
    </style:style>
    <style:style style:name="ro3" style:family="table-row">
      <style:table-row-properties style:row-height="0.977cm"/>
    </style:style>
    <style:style style:name="ro4" style:family="table-row">
      <style:table-row-properties style:row-height="1.15cm"/>
    </style:style>
    <style:style style:name="ro5" style:family="table-row">
      <style:table-row-properties style:row-height="1.059cm"/>
    </style:style>
    <style:style style:name="ro6" style:family="table-row">
      <style:table-row-properties style:row-height="0.856cm"/>
    </style:style>
    <style:style style:name="ro7" style:family="table-row">
      <style:table-row-properties style:row-height="0.861cm"/>
    </style:style>
    <style:style style:name="ro8" style:family="table-row">
      <style:table-row-properties style:row-height="1.137cm"/>
    </style:style>
    <style:style style:name="ro9" style:family="table-row">
      <style:table-row-properties style:row-height="1.047cm"/>
    </style:style>
    <style:style style:name="ro10" style:family="table-row">
      <style:table-row-properties style:row-height="0.847cm"/>
    </style:style>
    <style:style style:name="ro11" style:family="table-row">
      <style:table-row-properties style:row-height="0.852cm"/>
    </style:style>
    <style:style style:name="ro12" style:family="table-row">
      <style:table-row-properties style:row-height="0.909cm"/>
    </style:style>
    <style:style style:name="ro13" style:family="table-row">
      <style:table-row-properties style:row-height="0.985cm"/>
    </style:style>
    <style:style style:name="ce1" style:family="table-cell">
      <style:graphic-properties draw:fill="solid" draw:fill-color="#c5000b" style:repeat="repeat"/>
      <style:paragraph-properties fo:border-left="0.001cm solid #000000" fo:border-right="0.001cm solid #000000" fo:border-top="0.001cm solid #000000" fo:border-bottom="none"/>
    </style:style>
    <style:style style:name="ce2" style:family="table-cell">
      <style:graphic-properties draw:fill="solid" draw:fill-color="#e6e64c" style:repeat="repeat"/>
      <style:paragraph-properties fo:border="0.001cm solid #000000"/>
    </style:style>
    <style:style style:name="ce3" style:family="table-cell">
      <style:graphic-properties draw:fill="solid" draw:fill-color="#e6e64c" style:repeat="repeat"/>
      <style:paragraph-properties fo:border-left="0.001cm solid #000000" fo:border-right="0.001cm solid #000000" fo:border-top="none" fo:border-bottom="0.001cm solid #000000"/>
    </style:style>
    <style:style style:name="ce4" style:family="table-cell">
      <style:graphic-properties draw:fill="solid" draw:fill-color="#ffff99" style:repeat="repeat"/>
      <style:paragraph-properties fo:border="0.001cm solid #000000"/>
      <style:text-properties fo:color="#280099" fo:font-weight="bold" style:font-weight-asian="bold" style:font-weight-complex="bold"/>
    </style:style>
    <style:style style:name="ce5" style:family="table-cell">
      <style:graphic-properties draw:fill="solid" draw:fill-color="#ffff99" style:repeat="repeat"/>
      <style:paragraph-properties fo:border="0.001cm solid #000000"/>
    </style:style>
    <style:style style:name="ce6" style:family="table-cell">
      <style:graphic-properties draw:fill="solid" draw:fill-color="#ffff99" style:repeat="repeat"/>
      <style:paragraph-properties fo:border="0.001cm solid #000000"/>
      <style:text-properties fo:font-size="15pt" style:font-size-asian="15pt" style:font-size-complex="15pt"/>
    </style:style>
    <style:style style:name="ce7" style:family="table-cell">
      <style:graphic-properties draw:fill="solid" draw:fill-color="#ffff99" style:repeat="repeat"/>
      <style:paragraph-properties fo:border="0.001cm solid #000000"/>
      <style:text-properties fo:font-size="13pt" style:font-size-asian="13pt" style:font-size-complex="13pt"/>
    </style:style>
    <style:style style:name="ce8" style:family="table-cell">
      <style:graphic-properties draw:fill="solid" draw:fill-color="#ffff99" style:repeat="repeat"/>
      <style:paragraph-properties fo:border="0.001cm solid #000000"/>
      <style:text-properties fo:font-size="14pt" style:font-size-asian="14pt" style:font-size-complex="14pt"/>
    </style:style>
    <style:style style:name="ce9" style:family="table-cell">
      <style:graphic-properties draw:fill="solid" draw:fill-color="#ffff99" style:repeat="repeat"/>
      <style:paragraph-properties fo:border-left="0.001cm solid #000000" fo:border-right="0.001cm solid #000000" fo:border-top="0.001cm solid #000000" fo:border-bottom="none"/>
    </style:style>
    <style:style style:name="ce10" style:family="table-cell">
      <style:graphic-properties draw:fill="solid" draw:fill-color="#e6e64c" style:repeat="repeat"/>
      <style:paragraph-properties fo:border-left="0.001cm solid #000000" fo:border-right="0.001cm solid #000000" fo:border-top="0.001cm solid #000000" fo:border-bottom="none"/>
    </style:style>
    <style:style style:name="ce11" style:family="table-cell">
      <style:graphic-properties draw:fill="solid" draw:fill-color="#c5000b" style:repeat="repeat"/>
      <style:paragraph-properties fo:border="0.001cm solid #000000"/>
    </style:style>
    <style:style style:name="ce12" style:family="table-cell">
      <style:graphic-properties draw:fill="solid" draw:fill-color="#ff9966" style:repeat="repeat"/>
      <style:paragraph-properties fo:border="0.001cm solid #000000"/>
    </style:style>
    <style:style style:name="ce13" style:family="table-cell">
      <style:graphic-properties draw:fill="solid" draw:fill-color="#23b8dc" style:repeat="repeat"/>
      <style:paragraph-properties fo:border-left="0.001cm solid #000000" fo:border-right="0.001cm solid #000000" fo:border-top="0.001cm solid #000000" fo:border-bottom="none"/>
    </style:style>
    <style:style style:name="ce14" style:family="table-cell">
      <style:graphic-properties draw:fill="solid" draw:fill-color="#993366" style:repeat="repeat"/>
      <style:paragraph-properties fo:text-align="start" fo:border="none"/>
    </style:style>
    <style:style style:name="ce15" style:family="table-cell">
      <style:graphic-properties draw:fill="solid" draw:fill-color="#ffff99" style:repeat="repeat"/>
      <style:paragraph-properties fo:border-left="0.001cm solid #000000" fo:border-right="0.001cm solid #000000" fo:border-top="none" fo:border-bottom="0.001cm solid #000000"/>
    </style:style>
    <style:style style:name="ce16" style:family="table-cell">
      <style:graphic-properties draw:fill="solid" draw:fill-color="#c5000b" style:repeat="repeat"/>
      <style:paragraph-properties fo:border-left="0.001cm solid #000000" fo:border-right="0.001cm solid #000000" fo:border-top="none" fo:border-bottom="0.001cm solid #000000"/>
    </style:style>
    <style:style style:name="ce17" style:family="table-cell">
      <style:graphic-properties draw:fill="solid" draw:fill-color="#ffff66" style:repeat="repeat"/>
      <style:paragraph-properties fo:border="0.001cm solid #000000"/>
    </style:style>
    <style:style style:name="ce18" style:family="table-cell">
      <style:graphic-properties draw:fill="solid" draw:fill-color="#ffff99" style:repeat="repeat"/>
      <style:paragraph-properties fo:text-align="start" fo:border="0.001cm solid #000000"/>
    </style:style>
    <style:style style:name="ce19" style:family="table-cell">
      <style:graphic-properties draw:fill="solid" draw:fill-color="#ffff99" style:repeat="repeat"/>
      <style:paragraph-properties fo:text-align="start" fo:border-left="0.001cm solid #000000" fo:border-right="0.001cm solid #000000" fo:border-top="0.001cm solid #000000" fo:border-bottom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280099" fo:font-weight="bold" style:font-weight-asian="bold" style:font-weight-complex="bold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/>
    <style:style style:name="P9" style:family="paragraph">
      <style:paragraph-properties fo:text-align="star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ssss" form:apply-filter="true" form:enctype="multipart/formdata" form:method="post" form:command-type="table" form:control-implementation="ooo:com.sun.star.form.component.Form" office:target-frame="" xlink:href="http://Bomba/">
            <form:properties>
              <form:property form:property-name="PropertyChangeNotificationEnabled" office:value-type="boolean" office:boolean-value="true"/>
            </form:properties>
            <form:button form:name="Botón 1" form:control-implementation="ooo:com.sun.star.form.component.CommandButton" form:id="control1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1" form:control-implementation="ooo:com.sun.star.form.component.CommandButton" form:id="control2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3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4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5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6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2" form:control-implementation="ooo:com.sun.star.form.component.CommandButton" form:id="control7" form:label="Agreg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8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1" form:control-implementation="ooo:com.sun.star.form.component.CommandButton" form:id="control9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1" form:control-implementation="ooo:com.sun.star.form.component.CommandButton" form:id="control10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1" form:control-implementation="ooo:com.sun.star.form.component.CommandButton" form:id="control11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g>
            <draw:custom-shape draw:style-name="gr1" draw:text-style-name="P1" draw:layer="layout" svg:width="7cm" svg:height="19cm" svg:x="1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15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8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22cm" svg:y="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7cm" svg:height="1cm" svg:x="1cm" svg:y="1cm">
              <text:p text:style-name="P2"><text:span text:style-name="T1">Driver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8cm" svg:y="2cm">
              <text:p text:style-name="P2"><text:span text:style-name="T1">Estado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15cm" svg:y="2cm">
              <text:p text:style-name="P2"><text:span text:style-name="T1">Evento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22cm" svg:y="2cm">
              <text:p text:style-name="P2"><text:span text:style-name="T1">Sucesos a escuchar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standard" draw:layer="layout" svg:width="6.918cm" svg:height="2.996cm" svg:x="1.067cm" svg:y="2.0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Medidor</text:p>
              </table:table-cell>
            </table:table-row>
            <table:table-row table:style-name="ro1">
              <table:table-cell table:style-name="ce2">
                <text:p>Bomba</text:p>
              </table:table-cell>
            </table:table-row>
            <table:table-row table:style-name="ro1">
              <table:table-cell table:style-name="ce3">
                <text:p>Tanque de agu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998cm" svg:height="2.021cm" svg:x="8cm" svg:y="2.97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4">
              <table:table-cell>
                <text:p text:style-name="P3">Key</text:p>
              </table:table-cell>
              <table:table-cell>
                <text:p text:style-name="P3">Value</text:p>
              </table:table-cell>
            </table:table-row>
            <table:table-row table:style-name="ro3" table:default-cell-style-name="ce5">
              <table:table-cell>
                <text:p>Encendido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972cm" svg:height="4.781cm" svg:x="14.869cm" svg:y="2.9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6">
                <text:p text:style-name="P4"><text:span text:style-name="T2">Encender</text:span></text:p>
              </table:table-cell>
            </table:table-row>
            <table:table-row table:style-name="ro5">
              <table:table-cell table:style-name="ce6">
                <text:p text:style-name="P4"><text:span text:style-name="T2">Apagar</text:span></text:p>
              </table:table-cell>
            </table:table-row>
            <table:table-row table:style-name="ro6">
              <table:table-cell table:style-name="ce7">
                <text:p text:style-name="P5"><text:span text:style-name="T3">NoHayPresionEvent</text:span></text:p>
              </table:table-cell>
            </table:table-row>
            <table:table-row table:style-name="ro6">
              <table:table-cell table:style-name="ce8">
                <text:p text:style-name="P6"><text:span text:style-name="T4">HayPresionEvent</text:span></text:p>
              </table:table-cell>
            </table:table-row>
            <table:table-row table:style-name="ro7">
              <table:table-cell table:style-name="ce6">
                <text:p text:style-name="P4"><text:span text:style-name="T2">setPresion</text:span></text:p>
              </table:table-cell>
            </table:table-row>
          </table:table>
          <draw:image xlink:href="Pictures/TablePreview3.svm" xlink:type="simple" xlink:show="embed" xlink:actuate="onLoad"/>
        </draw:frame>
        <draw:control draw:name="Ejecutar" draw:style-name="standard" draw:text-style-name="P7" draw:layer="layout" svg:width="2cm" svg:height="0.6cm" svg:x="19.3cm" svg:y="4.3cm" draw:control="control1">
          <svg:title>Ejecutar</svg:title>
        </draw:control>
        <draw:control draw:name="Ejecutar" draw:style-name="standard" draw:text-style-name="P7" draw:layer="layout" svg:width="2cm" svg:height="0.6cm" svg:x="19.3cm" svg:y="3.2cm" draw:control="control2">
          <svg:title>Ejecutar</svg:title>
        </draw:control>
        <draw:control draw:style-name="gr4" draw:text-style-name="P8" draw:layer="layout" svg:width="0.5cm" svg:height="18cm" svg:x="7.4cm" svg:y="2cm" draw:control="control3"/>
        <draw:control draw:style-name="gr4" draw:text-style-name="P8" draw:layer="layout" svg:width="0.5cm" svg:height="17cm" svg:x="14.5cm" svg:y="3cm" draw:control="control4"/>
        <draw:control draw:style-name="gr4" draw:text-style-name="P8" draw:layer="layout" svg:width="0.5cm" svg:height="17cm" svg:x="21.5cm" svg:y="3cm" draw:control="control5"/>
        <draw:control draw:style-name="standard" draw:text-style-name="P7" draw:layer="layout" svg:width="4.5cm" svg:height="1cm" svg:x="23cm" svg:y="18.7cm" draw:control="control7"/>
        <draw:control draw:style-name="gr4" draw:text-style-name="P8" draw:layer="layout" svg:width="0.5cm" svg:height="18cm" svg:x="7.4cm" svg:y="2cm" draw:control="control8"/>
        <draw:frame draw:style-name="standard" draw:layer="layout" svg:width="6.972cm" svg:height="15.01cm" svg:x="21.978cm" svg:y="2.989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5"/>
            </table:table-row>
            <table:table-row table:style-name="ro9">
              <table:table-cell table:style-name="ce5"/>
            </table:table-row>
            <table:table-row table:style-name="ro10">
              <table:table-cell table:style-name="ce5"/>
            </table:table-row>
            <table:table-row table:style-name="ro10">
              <table:table-cell table:style-name="ce9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2">
              <table:table-cell table:style-name="ce5"/>
            </table:table-row>
          </table:table>
          <draw:image xlink:href="Pictures/TablePreview4.svm" xlink:type="simple" xlink:show="embed" xlink:actuate="onLoad"/>
        </draw:frame>
        <draw:control draw:style-name="gr4" draw:text-style-name="P8" draw:layer="layout" svg:width="0.5cm" svg:height="15cm" svg:x="28.5cm" svg:y="3cm" draw:control="control6"/>
        <draw:control draw:name="Ejecutar" draw:style-name="standard" draw:text-style-name="P7" draw:layer="layout" svg:width="2cm" svg:height="0.6cm" svg:x="19.3cm" svg:y="5.3cm" draw:control="control9">
          <svg:title>Ejecutar</svg:title>
        </draw:control>
        <draw:control draw:name="Ejecutar" draw:style-name="standard" draw:text-style-name="P7" draw:layer="layout" svg:width="2cm" svg:height="0.6cm" svg:x="19.3cm" svg:y="6.2cm" draw:control="control10">
          <svg:title>Ejecutar</svg:title>
        </draw:control>
        <draw:control draw:name="Ejecutar" draw:style-name="standard" draw:text-style-name="P7" draw:layer="layout" svg:width="2cm" svg:height="0.6cm" svg:x="19.3cm" svg:y="7cm" draw:control="control11">
          <svg:title>Ejecutar</svg:title>
        </draw:control>
      </draw:page>
      <draw:page draw:name="page2" draw:style-name="dp1" draw:master-page-name="Predeterminado">
        <office:forms form:automatic-focus="false" form:apply-design-mode="false">
          <form:form form:name="ssss" form:apply-filter="true" form:enctype="multipart/formdata" form:method="post" form:command-type="table" form:control-implementation="ooo:com.sun.star.form.component.Form" office:target-frame="" xlink:href="http://Bomba/">
            <form:properties>
              <form:property form:property-name="PropertyChangeNotificationEnabled" office:value-type="boolean" office:boolean-value="true"/>
            </form:properties>
            <form:button form:name="Botón 1" form:control-implementation="ooo:com.sun.star.form.component.CommandButton" form:id="control12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1" form:control-implementation="ooo:com.sun.star.form.component.CommandButton" form:id="control13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14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15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16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2" form:control-implementation="ooo:com.sun.star.form.component.CommandButton" form:id="control17" form:label="Agreg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18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19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3" form:control-implementation="ooo:com.sun.star.form.component.CommandButton" form:id="control20" form:label="Descripc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4" form:control-implementation="ooo:com.sun.star.form.component.CommandButton" form:id="control21" form:label="Elimin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3" form:control-implementation="ooo:com.sun.star.form.component.CommandButton" form:id="control22" form:label="Descripc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4" form:control-implementation="ooo:com.sun.star.form.component.CommandButton" form:id="control23" form:label="Elimin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3" form:control-implementation="ooo:com.sun.star.form.component.CommandButton" form:id="control24" form:label="Descripc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4" form:control-implementation="ooo:com.sun.star.form.component.CommandButton" form:id="control25" form:label="Elimin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g>
            <draw:custom-shape draw:style-name="gr1" draw:text-style-name="P1" draw:layer="layout" svg:width="7cm" svg:height="19cm" svg:x="1cm" svg:y="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7cm" svg:height="19cm" svg:x="15cm" svg:y="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7cm" svg:height="19cm" svg:x="8cm" svg:y="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3cm" svg:height="19cm" svg:x="22cm" svg:y="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7cm" svg:height="1cm" svg:x="1cm" svg:y="1cm">
              <text:p text:style-name="P2"><text:span text:style-name="T1">Driv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cm" svg:height="1cm" svg:x="8cm" svg:y="2cm">
              <text:p text:style-name="P2"><text:span text:style-name="T1">Estad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cm" svg:height="1cm" svg:x="15cm" svg:y="2cm">
              <text:p text:style-name="P2"><text:span text:style-name="T1">Event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3cm" svg:height="1cm" svg:x="22cm" svg:y="2cm">
              <text:p text:style-name="P2"><text:span text:style-name="T1">Sucesos a escuch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standard" draw:layer="layout" svg:width="6.918cm" svg:height="2.996cm" svg:x="1.067cm" svg:y="2.0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0">
                <text:p>Medidor</text:p>
              </table:table-cell>
            </table:table-row>
            <table:table-row table:style-name="ro1">
              <table:table-cell table:style-name="ce11">
                <text:p>Bomba</text:p>
              </table:table-cell>
            </table:table-row>
            <table:table-row table:style-name="ro1">
              <table:table-cell table:style-name="ce3">
                <text:p>Tanque de agua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998cm" svg:height="2.021cm" svg:x="8cm" svg:y="2.97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4">
              <table:table-cell>
                <text:p text:style-name="P3">Key</text:p>
              </table:table-cell>
              <table:table-cell>
                <text:p text:style-name="P3">Value</text:p>
              </table:table-cell>
            </table:table-row>
            <table:table-row table:style-name="ro3" table:default-cell-style-name="ce5">
              <table:table-cell>
                <text:p>Encendida</text:p>
              </table:table-cell>
              <table:table-cell>
                <text:p>Tru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972cm" svg:height="4.781cm" svg:x="14.869cm" svg:y="2.9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5">
                <text:p>Encender</text:p>
              </table:table-cell>
            </table:table-row>
            <table:table-row table:style-name="ro5">
              <table:table-cell table:style-name="ce5">
                <text:p>Apagar</text:p>
              </table:table-cell>
            </table:table-row>
            <table:table-row table:style-name="ro6">
              <table:table-cell table:style-name="ce5"/>
            </table:table-row>
            <table:table-row table:style-name="ro6">
              <table:table-cell table:style-name="ce5"/>
            </table:table-row>
            <table:table-row table:style-name="ro7">
              <table:table-cell table:style-name="ce5"/>
            </table:table-row>
          </table:table>
          <draw:image xlink:href="Pictures/TablePreview7.svm" xlink:type="simple" xlink:show="embed" xlink:actuate="onLoad"/>
        </draw:frame>
        <draw:control draw:name="Ejecutar" draw:style-name="standard" draw:text-style-name="P7" draw:layer="layout" svg:width="2cm" svg:height="0.6cm" svg:x="19.3cm" svg:y="4.3cm" draw:control="control12">
          <svg:title>Ejecutar</svg:title>
        </draw:control>
        <draw:control draw:name="Ejecutar" draw:style-name="standard" draw:text-style-name="P7" draw:layer="layout" svg:width="2cm" svg:height="0.6cm" svg:x="19.3cm" svg:y="3.2cm" draw:control="control13">
          <svg:title>Ejecutar</svg:title>
        </draw:control>
        <draw:control draw:style-name="gr4" draw:text-style-name="P8" draw:layer="layout" svg:width="0.5cm" svg:height="18cm" svg:x="7.4cm" svg:y="2cm" draw:control="control14"/>
        <draw:control draw:style-name="gr4" draw:text-style-name="P8" draw:layer="layout" svg:width="0.5cm" svg:height="17cm" svg:x="14.5cm" svg:y="3cm" draw:control="control15"/>
        <draw:control draw:style-name="gr4" draw:text-style-name="P8" draw:layer="layout" svg:width="0.5cm" svg:height="17cm" svg:x="21.5cm" svg:y="3cm" draw:control="control16"/>
        <draw:control draw:style-name="standard" draw:text-style-name="P7" draw:layer="layout" svg:width="4.5cm" svg:height="1cm" svg:x="23cm" svg:y="18.7cm" draw:control="control17"/>
        <draw:control draw:style-name="gr4" draw:text-style-name="P8" draw:layer="layout" svg:width="0.5cm" svg:height="18cm" svg:x="7.4cm" svg:y="2cm" draw:control="control18"/>
        <draw:frame draw:style-name="standard" draw:layer="layout" svg:width="13.021cm" svg:height="15.143cm" svg:x="21.978cm" svg:y="2.98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12">
                <text:p>NoHayPresionEvent</text:p>
              </table:table-cell>
            </table:table-row>
            <table:table-row table:style-name="ro9">
              <table:table-cell table:style-name="ce13">
                <text:p>TanqueLlenoEvent</text:p>
              </table:table-cell>
            </table:table-row>
            <table:table-row table:style-name="ro10">
              <table:table-cell table:style-name="ce14">
                <text:p text:style-name="P9"><text:span text:style-name="T4">TanqueVacioEvent</text:span></text:p>
              </table:table-cell>
            </table:table-row>
            <table:table-row table:style-name="ro10">
              <table:table-cell table:style-name="ce14">
                <text:p text:style-name="P9"><text:span text:style-name="T4">HayPresionEvent</text:span></text:p>
              </table:table-cell>
            </table:table-row>
            <table:table-row table:style-name="ro11">
              <table:table-cell table:style-name="ce15"/>
            </table:table-row>
            <table:table-row table:style-name="ro13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2">
              <table:table-cell table:style-name="ce5"/>
            </table:table-row>
          </table:table>
          <draw:image xlink:href="Pictures/TablePreview8.svm" xlink:type="simple" xlink:show="embed" xlink:actuate="onLoad"/>
        </draw:frame>
        <draw:control draw:style-name="gr4" draw:text-style-name="P8" draw:layer="layout" svg:width="0.5cm" svg:height="15cm" svg:x="34.5cm" svg:y="3cm" draw:control="control19"/>
        <draw:custom-shape draw:style-name="gr5" draw:text-style-name="P9" draw:layer="layout" svg:width="30.5cm" svg:height="5cm" svg:x="7cm" svg:y="11cm">
          <text:p text:style-name="P9"><text:span text:style-name="T4"><text:tab/></text:span><text:span text:style-name="T4"><text:tab/></text:span><text:span text:style-name="T4">mngr.registerEvent(new ApagarBombaCmd(bomba), new NoHayPresionEvent(medidor));</text:span></text:p>
          <text:p text:style-name="P9"><text:span text:style-name="T4"/></text:p>
          <text:p text:style-name="P9"><text:span text:style-name="T4"><text:tab/></text:span><text:span text:style-name="T4"> <text:s text:c="6"/></text:span><text:span text:style-name="T4">mngr.registerEvent(new ApagarBombaCmd(bomba), new TanqueLlenoEvent(tanque));</text:span></text:p>
          <text:p text:style-name="P9"><text:span text:style-name="T4"/></text:p>
          <text:p text:style-name="P9"><text:span text:style-name="T4"><text:tab/></text:span><text:span text:style-name="T4"><text:tab/></text:span><text:span text:style-name="T4">eventosParaEncenderLaBomba.add(new HayPresionEvent(medidor));</text:span></text:p>
          <text:p text:style-name="P9"><text:span text:style-name="T4"><text:tab/></text:span><text:span text:style-name="T4"><text:tab/></text:span><text:span text:style-name="T4">eventosParaEncenderLaBomba.add(new TanqueVacioEvent(tanque));</text:span></text:p>
          <text:p text:style-name="P9"><text:span text:style-name="T4"><text:tab/></text:span><text:span text:style-name="T4"><text:tab/></text:span><text:span text:style-name="T4">mngr.registerEventsDiscontinuousWithCancellations(new EncenderBombaCmd(bomba), eventosParaEncenderLaBomba)</text:span>;</text:p>
          <draw:enhanced-geometry svg:viewBox="0 0 21600 21600" draw:text-areas="800 800 20800 20800" draw:type="round-rectangular-callout" draw:modifiers="15465.8011212747 -16054.2291541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ontrol draw:style-name="standard" draw:text-style-name="P7" draw:layer="layout" svg:width="2.5cm" svg:height="0.7cm" svg:x="29.1cm" svg:y="3.2cm" draw:control="control20"/>
          <draw:control draw:style-name="standard" draw:text-style-name="P7" draw:layer="layout" svg:width="2.5cm" svg:height="0.7cm" svg:x="31.8cm" svg:y="3.2cm" draw:control="control21"/>
        </draw:g>
        <draw:g>
          <draw:control draw:style-name="standard" draw:text-style-name="P7" draw:layer="layout" svg:width="2.5cm" svg:height="0.7cm" svg:x="29.1cm" svg:y="4.3cm" draw:control="control22"/>
          <draw:control draw:style-name="standard" draw:text-style-name="P7" draw:layer="layout" svg:width="2.5cm" svg:height="0.7cm" svg:x="31.8cm" svg:y="4.3cm" draw:control="control23"/>
        </draw:g>
        <draw:g>
          <draw:control draw:style-name="standard" draw:text-style-name="P7" draw:layer="layout" svg:width="2.5cm" svg:height="0.7cm" svg:x="29.1cm" svg:y="5.6cm" draw:control="control24"/>
          <draw:control draw:style-name="standard" draw:text-style-name="P7" draw:layer="layout" svg:width="2.5cm" svg:height="0.7cm" svg:x="31.8cm" svg:y="5.6cm" draw:control="control25"/>
        </draw:g>
      </draw:page>
      <draw:page draw:name="page3" draw:style-name="dp1" draw:master-page-name="Predeterminado">
        <office:forms form:automatic-focus="false" form:apply-design-mode="false">
          <form:form form:name="ssss" form:apply-filter="true" form:enctype="multipart/formdata" form:method="post" form:command-type="table" form:control-implementation="ooo:com.sun.star.form.component.Form" office:target-frame="" xlink:href="http://Bomba/">
            <form:properties>
              <form:property form:property-name="PropertyChangeNotificationEnabled" office:value-type="boolean" office:boolean-value="true"/>
            </form:properties>
            <form:button form:name="Botón 1" form:control-implementation="ooo:com.sun.star.form.component.CommandButton" form:id="control26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1" form:control-implementation="ooo:com.sun.star.form.component.CommandButton" form:id="control27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28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29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30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2" form:control-implementation="ooo:com.sun.star.form.component.CommandButton" form:id="control31" form:label="Agreg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value-range form:name="Barra de desplazamiento 1" form:control-implementation="ooo:com.sun.star.form.component.ScrollBar" form:id="control32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arra de desplazamiento 1" form:control-implementation="ooo:com.sun.star.form.component.ScrollBar" form:id="control33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button form:name="Botón 1" form:control-implementation="ooo:com.sun.star.form.component.CommandButton" form:id="control34" form:label="Ejecu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g>
            <draw:custom-shape draw:style-name="gr1" draw:text-style-name="P1" draw:layer="layout" svg:width="7cm" svg:height="19cm" svg:x="1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15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8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7cm" svg:height="19cm" svg:x="22cm" svg:y="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7cm" svg:height="1cm" svg:x="1cm" svg:y="1cm">
              <text:p text:style-name="P2"><text:span text:style-name="T1">Driver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8cm" svg:y="2cm">
              <text:p text:style-name="P2"><text:span text:style-name="T1">Estado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15cm" svg:y="2cm">
              <text:p text:style-name="P2"><text:span text:style-name="T1">Evento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7cm" svg:height="1cm" svg:x="22cm" svg:y="2cm">
              <text:p text:style-name="P2"><text:span text:style-name="T1">Sucesos a escuchar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standard" draw:layer="layout" svg:width="6.918cm" svg:height="2.996cm" svg:x="1.067cm" svg:y="2.0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0">
                <text:p>Medidor</text:p>
              </table:table-cell>
            </table:table-row>
            <table:table-row table:style-name="ro1">
              <table:table-cell table:style-name="ce2">
                <text:p>Bomba</text:p>
              </table:table-cell>
            </table:table-row>
            <table:table-row table:style-name="ro1">
              <table:table-cell table:style-name="ce16">
                <text:p>Tanque de agua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998cm" svg:height="4.952cm" svg:x="8cm" svg:y="2.97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4">
              <table:table-cell>
                <text:p text:style-name="P3">Key</text:p>
              </table:table-cell>
              <table:table-cell>
                <text:p text:style-name="P3">Value</text:p>
              </table:table-cell>
            </table:table-row>
            <table:table-row table:style-name="ro3" table:default-cell-style-name="ce9">
              <table:table-cell>
                <text:p>limitSup</text:p>
              </table:table-cell>
              <table:table-cell>
                <text:p>100</text:p>
              </table:table-cell>
            </table:table-row>
            <table:table-row table:style-name="ro3" table:default-cell-style-name="ce17">
              <table:table-cell>
                <text:p>limitInf</text:p>
              </table:table-cell>
              <table:table-cell>
                <text:p>20</text:p>
              </table:table-cell>
            </table:table-row>
            <table:table-row table:style-name="ro3" table:default-cell-style-name="ce17">
              <table:table-cell/>
              <table:table-cell/>
            </table:table-row>
            <table:table-row table:style-name="ro3" table:default-cell-style-name="ce17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972cm" svg:height="4.781cm" svg:x="14.869cm" svg:y="2.9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6">
                <text:p text:style-name="P4"><text:span text:style-name="T2">setLimiteSuperior</text:span></text:p>
              </table:table-cell>
            </table:table-row>
            <table:table-row table:style-name="ro5">
              <table:table-cell table:style-name="ce6">
                <text:p text:style-name="P4"><text:span text:style-name="T2">setLimiteInferior</text:span></text:p>
              </table:table-cell>
            </table:table-row>
            <table:table-row table:style-name="ro6">
              <table:table-cell table:style-name="ce6">
                <text:p text:style-name="P4"><text:span text:style-name="T2">agregarAgua</text:span></text:p>
              </table:table-cell>
            </table:table-row>
            <table:table-row table:style-name="ro6">
              <table:table-cell table:style-name="ce5"/>
            </table:table-row>
            <table:table-row table:style-name="ro7">
              <table:table-cell table:style-name="ce5"/>
            </table:table-row>
          </table:table>
          <draw:image xlink:href="Pictures/TablePreview11.svm" xlink:type="simple" xlink:show="embed" xlink:actuate="onLoad"/>
        </draw:frame>
        <draw:control draw:name="Ejecutar" draw:style-name="standard" draw:text-style-name="P7" draw:layer="layout" svg:width="2cm" svg:height="0.6cm" svg:x="19.3cm" svg:y="4.3cm" draw:control="control26">
          <svg:title>Ejecutar</svg:title>
        </draw:control>
        <draw:control draw:name="Ejecutar" draw:style-name="standard" draw:text-style-name="P7" draw:layer="layout" svg:width="2cm" svg:height="0.6cm" svg:x="19.3cm" svg:y="3.2cm" draw:control="control27">
          <svg:title>Ejecutar</svg:title>
        </draw:control>
        <draw:control draw:style-name="gr4" draw:text-style-name="P8" draw:layer="layout" svg:width="0.5cm" svg:height="18cm" svg:x="7.4cm" svg:y="2cm" draw:control="control28"/>
        <draw:control draw:style-name="gr4" draw:text-style-name="P8" draw:layer="layout" svg:width="0.5cm" svg:height="17cm" svg:x="14.5cm" svg:y="3cm" draw:control="control29"/>
        <draw:control draw:style-name="gr4" draw:text-style-name="P8" draw:layer="layout" svg:width="0.5cm" svg:height="17cm" svg:x="21.5cm" svg:y="3cm" draw:control="control30"/>
        <draw:control draw:style-name="standard" draw:text-style-name="P7" draw:layer="layout" svg:width="4.5cm" svg:height="1cm" svg:x="23cm" svg:y="18.7cm" draw:control="control31"/>
        <draw:control draw:style-name="gr4" draw:text-style-name="P8" draw:layer="layout" svg:width="0.5cm" svg:height="18cm" svg:x="7.4cm" svg:y="2cm" draw:control="control32"/>
        <draw:frame draw:style-name="standard" draw:layer="layout" svg:width="6.972cm" svg:height="15.01cm" svg:x="21.978cm" svg:y="2.989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5"/>
            </table:table-row>
            <table:table-row table:style-name="ro9">
              <table:table-cell table:style-name="ce5"/>
            </table:table-row>
            <table:table-row table:style-name="ro10">
              <table:table-cell table:style-name="ce18"/>
            </table:table-row>
            <table:table-row table:style-name="ro10">
              <table:table-cell table:style-name="ce19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1">
              <table:table-cell table:style-name="ce5"/>
            </table:table-row>
            <table:table-row table:style-name="ro12">
              <table:table-cell table:style-name="ce5"/>
            </table:table-row>
          </table:table>
          <draw:image xlink:href="Pictures/TablePreview12.svm" xlink:type="simple" xlink:show="embed" xlink:actuate="onLoad"/>
        </draw:frame>
        <draw:control draw:style-name="gr4" draw:text-style-name="P8" draw:layer="layout" svg:width="0.5cm" svg:height="15cm" svg:x="28.5cm" svg:y="3cm" draw:control="control33"/>
        <draw:control draw:name="Ejecutar" draw:style-name="standard" draw:text-style-name="P7" draw:layer="layout" svg:width="2cm" svg:height="0.6cm" svg:x="19.3cm" svg:y="5.3cm" draw:control="control34">
          <svg:title>Ejecutar</svg:title>
        </draw:control>
      </draw:page>
      <draw:page draw:name="page4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Botón 1" form:control-implementation="ooo:com.sun.star.form.component.CommandButton" form:id="control35" form:label="Cer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asilla de verificación 1" form:control-implementation="ooo:com.sun.star.form.component.CheckBox" form:id="control36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37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38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39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ombobox form:name="Campo combinado 1" form:control-implementation="ooo:com.sun.star.form.component.ComboBox" form:id="control40" form:dropdown="true" form:size="20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listbox form:name="Listado 1" form:control-implementation="ooo:com.sun.star.form.component.ListBox" form:id="control41" form:size="20" form:bound-column="1">
              <form:properties>
                <form:property form:property-name="DefaultControl" office:value-type="string" office:string-value="com.sun.star.form.control.ListBox"/>
              </form:properties>
            </form:listbox>
            <form:value-range form:name="Barra de desplazamiento 1" form:control-implementation="ooo:com.sun.star.form.component.ScrollBar" form:id="control42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checkbox form:name="Casilla de verificación 1" form:control-implementation="ooo:com.sun.star.form.component.CheckBox" form:id="control43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44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45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form:id="control46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button form:name="Botón 2" form:control-implementation="ooo:com.sun.star.form.component.CommandButton" form:id="control47" form:label="Cancel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otón 2" form:control-implementation="ooo:com.sun.star.form.component.CommandButton" form:id="control48" form:label="Acep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6" draw:text-style-name="P1" draw:layer="layout" svg:width="16cm" svg:height="11.5cm" svg:x="2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cm" svg:height="14cm" svg:x="20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.5cm" svg:height="1cm" svg:x="7.5cm" svg:y="2.5cm">
          <draw:text-box>
            <text:p text:style-name="P10"><text:span text:style-name="T1">Descripcion</text:span></text:p>
          </draw:text-box>
        </draw:frame>
        <draw:frame draw:style-name="gr8" draw:layer="layout" svg:width="6.5cm" svg:height="1.75cm" svg:x="2.5cm" svg:y="4.5cm">
          <draw:text-box>
            <text:p>Tipo de Suceso:</text:p>
          </draw:text-box>
        </draw:frame>
        <draw:frame draw:style-name="gr9" draw:text-style-name="P11" draw:layer="layout" svg:width="4.5cm" svg:height="1.25cm" svg:x="7.5cm" svg:y="4.5cm">
          <draw:text-box>
            <text:p text:style-name="P11"><text:span text:style-name="T5">discontinuo</text:span></text:p>
          </draw:text-box>
        </draw:frame>
        <draw:frame draw:style-name="gr9" draw:layer="layout" svg:width="3cm" svg:height="1.25cm" svg:x="3cm" svg:y="6cm">
          <draw:text-box>
            <text:p>Eventos:</text:p>
          </draw:text-box>
        </draw:frame>
        <draw:frame draw:style-name="gr10" draw:layer="layout" svg:width="6.5cm" svg:height="1.673cm" svg:x="3.5cm" svg:y="6.9cm">
          <draw:text-box>
            <text:p>- TanqueVacioEvent</text:p>
            <text:p>- HayPresionEvent</text:p>
          </draw:text-box>
        </draw:frame>
        <draw:frame draw:style-name="gr11" draw:layer="layout" svg:width="7.5cm" svg:height="2.25cm" svg:x="3cm" svg:y="9.5cm">
          <draw:text-box>
            <text:p>Accion:</text:p>
            <text:p><text:s text:c="2"/>- EncenderBombaCmd</text:p>
          </draw:text-box>
        </draw:frame>
        <draw:control draw:style-name="standard" draw:text-style-name="P7" draw:layer="layout" svg:width="4cm" svg:height="1cm" svg:x="7.5cm" svg:y="12cm" draw:control="control35"/>
        <draw:frame draw:style-name="gr10" draw:text-style-name="P10" draw:layer="layout" svg:width="3.5cm" svg:height="1.5cm" svg:x="26.2cm" svg:y="2.5cm">
          <draw:text-box>
            <text:p text:style-name="P10"><text:span text:style-name="T1">Agregar</text:span></text:p>
          </draw:text-box>
        </draw:frame>
        <draw:frame draw:style-name="gr8" draw:layer="layout" svg:width="6.5cm" svg:height="1.75cm" svg:x="20.5cm" svg:y="4.25cm">
          <draw:text-box>
            <text:p>Tipo de Suceso:</text:p>
          </draw:text-box>
        </draw:frame>
        <draw:control draw:style-name="gr12" draw:text-style-name="P12" draw:layer="layout" svg:width="0.5cm" svg:height="0.5cm" svg:x="21cm" svg:y="6cm" draw:control="control36"/>
        <draw:control draw:style-name="gr12" draw:text-style-name="P12" draw:layer="layout" svg:width="0.5cm" svg:height="0.5cm" svg:x="21cm" svg:y="7cm" draw:control="control37"/>
        <draw:control draw:style-name="gr12" draw:text-style-name="P12" draw:layer="layout" svg:width="0.5cm" svg:height="0.5cm" svg:x="21cm" svg:y="8.1cm" draw:control="control38"/>
        <draw:frame draw:style-name="gr13" draw:layer="layout" svg:width="5cm" svg:height="0.962cm" svg:x="22cm" svg:y="5.8cm">
          <draw:text-box>
            <text:p>Continuo</text:p>
          </draw:text-box>
        </draw:frame>
        <draw:frame draw:style-name="gr9" draw:layer="layout" svg:width="4cm" svg:height="1.25cm" svg:x="22cm" svg:y="6.8cm">
          <draw:text-box>
            <text:p>Discontinuo</text:p>
          </draw:text-box>
        </draw:frame>
        <draw:frame draw:style-name="gr9" draw:layer="layout" svg:width="6cm" svg:height="1.25cm" svg:x="22cm" svg:y="7.9cm">
          <draw:text-box>
            <text:p>Con orden</text:p>
          </draw:text-box>
        </draw:frame>
        <draw:frame draw:style-name="gr9" draw:layer="layout" svg:width="4.5cm" svg:height="1.25cm" svg:x="22cm" svg:y="8.9cm">
          <draw:text-box>
            <text:p>Sin orden</text:p>
          </draw:text-box>
        </draw:frame>
        <draw:control draw:style-name="gr12" draw:text-style-name="P12" draw:layer="layout" svg:width="0.5cm" svg:height="0.5cm" svg:x="21cm" svg:y="9cm" draw:control="control39"/>
        <draw:control draw:style-name="standard" draw:text-style-name="P12" draw:layer="layout" svg:width="4cm" svg:height="1cm" svg:x="21cm" svg:y="11.6cm" draw:control="control40"/>
        <draw:frame draw:style-name="gr9" draw:layer="layout" svg:width="4.5cm" svg:height="1.25cm" svg:x="20.8cm" svg:y="10.3cm">
          <draw:text-box>
            <text:p>Accion:</text:p>
          </draw:text-box>
        </draw:frame>
        <draw:control draw:style-name="standard" draw:text-style-name="P12" draw:layer="layout" svg:width="6.5cm" svg:height="7cm" svg:x="28.5cm" svg:y="5.5cm" draw:control="control41"/>
        <draw:frame draw:style-name="gr9" draw:layer="layout" svg:width="4cm" svg:height="1.25cm" svg:x="28.5cm" svg:y="4cm">
          <draw:text-box>
            <text:p>Eventos:</text:p>
          </draw:text-box>
        </draw:frame>
        <draw:control draw:style-name="gr4" draw:text-style-name="P8" draw:layer="layout" svg:width="0.5cm" svg:height="7cm" svg:x="34.5cm" svg:y="5.5cm" draw:control="control42"/>
        <draw:control draw:style-name="gr12" draw:text-style-name="P12" draw:layer="layout" svg:width="0.383cm" svg:height="0.5cm" svg:x="28.9cm" svg:y="6cm" draw:control="control43"/>
        <draw:frame draw:style-name="gr13" draw:layer="layout" svg:width="4.833cm" svg:height="0.763cm" svg:x="29.667cm" svg:y="5.8cm">
          <draw:text-box>
            <text:p text:style-name="P5"><text:span text:style-name="T3">NoHayPresionEvent</text:span></text:p>
          </draw:text-box>
        </draw:frame>
        <draw:control draw:style-name="gr12" draw:text-style-name="P12" draw:layer="layout" svg:width="0.383cm" svg:height="0.5cm" svg:x="28.9cm" svg:y="6.801cm" draw:control="control44"/>
        <draw:frame draw:style-name="gr13" draw:layer="layout" svg:width="4.833cm" svg:height="0.806cm" svg:x="29.667cm" svg:y="6.601cm">
          <draw:text-box>
            <text:p text:style-name="P6"><text:span text:style-name="T4">HayPresionEvent</text:span></text:p>
          </draw:text-box>
        </draw:frame>
        <draw:control draw:style-name="gr12" draw:text-style-name="P12" draw:layer="layout" svg:width="0.383cm" svg:height="0.5cm" svg:x="28.9cm" svg:y="7.601cm" draw:control="control45"/>
        <draw:frame draw:style-name="gr13" draw:layer="layout" svg:width="4.833cm" svg:height="0.839cm" svg:x="29.667cm" svg:y="7.401cm">
          <draw:text-box>
            <text:p><text:span text:style-name="T2">Encender</text:span></text:p>
          </draw:text-box>
        </draw:frame>
        <draw:control draw:style-name="gr12" draw:text-style-name="P12" draw:layer="layout" svg:width="0.383cm" svg:height="0.5cm" svg:x="28.9cm" svg:y="8.501cm" draw:control="control46"/>
        <draw:frame draw:style-name="gr13" draw:layer="layout" svg:width="4.833cm" svg:height="0.763cm" svg:x="29.667cm" svg:y="8.301cm">
          <draw:text-box>
            <text:p text:style-name="P5"><text:span text:style-name="T3">Apagar</text:span></text:p>
          </draw:text-box>
        </draw:frame>
        <draw:control draw:style-name="standard" draw:text-style-name="P7" draw:layer="layout" svg:width="3cm" svg:height="1cm" svg:x="25cm" svg:y="14.5cm" draw:control="control47"/>
        <draw:control draw:style-name="standard" draw:text-style-name="P7" draw:layer="layout" svg:width="3cm" svg:height="1cm" svg:x="28.7cm" svg:y="14.5cm" draw:control="control48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io </meta:initial-creator>
    <meta:creation-date>2010-11-02T23:51:01</meta:creation-date>
    <dc:date>2010-11-03T01:46:33</dc:date>
    <dc:creator>sergio </dc:creator>
    <meta:editing-duration>PT01H23M40S</meta:editing-duration>
    <meta:editing-cycles>3</meta:editing-cycles>
    <meta:generator>OpenOffice.org/3.2$Linux OpenOffice.org_project/320m19$Build-9505</meta:generator>
    <meta:document-statistic meta:object-count="117"/>
  </office:meta>
</office:document-meta>
</file>